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19cm" svg:stroke-color="#75ab24" draw:marker-start="" draw:marker-start-width="0.33cm" draw:marker-start-center="false" draw:marker-end="" draw:marker-end-width="0.33cm" draw:marker-end-center="false" draw:fill="none" draw:fill-color="#ffffff" fo:min-height="0.772cm" fo:padding-top="0cm" fo:padding-bottom="0cm" fo:padding-left="0cm" fo:padding-right="0cm" draw:shadow="hidden" draw:shadow-offset-x="0.3cm" draw:shadow-offset-y="0.3cm" draw:shadow-color="#808080"/>
    </style:style>
    <style:style style:name="gr2" style:family="graphic" style:parent-style-name="standard">
      <style:graphic-properties draw:stroke="none" svg:stroke-width="0.019cm" svg:stroke-color="#75ab24" draw:marker-start="" draw:marker-start-width="0.33cm" draw:marker-start-center="false" draw:marker-end="" draw:marker-end-width="0.33cm" draw:marker-end-center="false" draw:fill="none" draw:fill-color="#ffffff" fo:min-height="0.775cm" fo:padding-top="0cm" fo:padding-bottom="0cm" fo:padding-left="0cm" fo:padding-right="0cm" draw:shadow="hidden" draw:shadow-offset-x="0.3cm" draw:shadow-offset-y="0.3cm" draw:shadow-color="#808080"/>
    </style:style>
    <style:style style:name="gr3" style:family="graphic" style:parent-style-name="standard">
      <style:graphic-properties draw:stroke="none" svg:stroke-width="0.019cm" svg:stroke-color="#75ab24" draw:marker-start="" draw:marker-start-width="0.33cm" draw:marker-start-center="false" draw:marker-end="" draw:marker-end-width="0.33cm" draw:marker-end-center="false" draw:fill="none" draw:fill-color="#ffffff" fo:min-height="1.119cm" fo:padding-top="0cm" fo:padding-bottom="0cm" fo:padding-left="0cm" fo:padding-right="0cm" draw:shadow="hidden" draw:shadow-offset-x="0.3cm" draw:shadow-offset-y="0.3cm" draw:shadow-color="#808080"/>
    </style:style>
    <style:style style:name="gr4" style:family="graphic" style:parent-style-name="standard">
      <style:graphic-properties draw:stroke="none" svg:stroke-width="0.019cm" svg:stroke-color="#75ab24" draw:marker-start="" draw:marker-start-width="0.33cm" draw:marker-start-center="false" draw:marker-end="" draw:marker-end-width="0.33cm" draw:marker-end-center="false" draw:fill="none" draw:fill-color="#ffffff" fo:min-height="1.008cm" fo:padding-top="0cm" fo:padding-bottom="0cm" fo:padding-left="0cm" fo:padding-right="0cm" draw:shadow="hidden" draw:shadow-offset-x="0.3cm" draw:shadow-offset-y="0.3cm" draw:shadow-color="#808080"/>
    </style:style>
    <style:style style:name="gr5" style:family="graphic" style:parent-style-name="standard">
      <style:graphic-properties draw:stroke="solid" svg:stroke-width="0.019cm" svg:stroke-color="#ad649a" draw:marker-start="Arrow_20_concave" draw:marker-start-width="0.229cm" draw:marker-start-center="false" draw:marker-end="" draw:marker-end-width="0.3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6" style:family="graphic" style:parent-style-name="standard">
      <style:graphic-properties draw:stroke="solid" svg:stroke-width="0.019cm" svg:stroke-color="#6fb544" draw:marker-start="" draw:marker-start-width="0.33cm" draw:marker-start-center="false" draw:marker-end="Arrow_20_concave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7" style:family="graphic" style:parent-style-name="standard">
      <style:graphic-properties draw:stroke="solid" svg:stroke-width="0.019cm" svg:stroke-color="#6fb544" draw:marker-start="Arrow_20_concave" draw:marker-start-width="0.229cm" draw:marker-start-center="false" draw:marker-end="" draw:marker-end-width="0.3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8" style:family="graphic" style:parent-style-name="standard">
      <style:graphic-properties draw:stroke="solid" svg:stroke-width="0.019cm" svg:stroke-color="#ad649a" draw:marker-start="" draw:marker-start-width="0.33cm" draw:marker-start-center="false" draw:marker-end="Arrow_20_concave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9" style:family="graphic" style:parent-style-name="standard">
      <style:graphic-properties draw:stroke="solid" draw:stroke-dash="Dashed_20__28_var_29__20_5802" svg:stroke-width="0.019cm" svg:stroke-color="#0098cc" draw:marker-start="Arrow_20_concave" draw:marker-start-width="0.229cm" draw:marker-start-center="false" draw:marker-end="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" style:family="graphic" style:parent-style-name="standard">
      <style:graphic-properties draw:stroke="solid" svg:stroke-width="0.019cm" svg:stroke-color="#000000" draw:marker-start="" draw:marker-start-width="0.33cm" draw:marker-start-center="false" draw:marker-end="" draw:marker-end-width="0.33cm" draw:marker-end-center="false" draw:fill="solid" draw:fill-color="#fcebf2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11" style:family="graphic" style:parent-style-name="standard">
      <style:graphic-properties draw:stroke="solid" svg:stroke-width="0.019cm" svg:stroke-color="#000000" draw:marker-start="" draw:marker-start-width="0.33cm" draw:marker-start-center="false" draw:marker-end="" draw:marker-end-width="0.33cm" draw:marker-end-center="false" draw:fill="none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12" style:family="graphic" style:parent-style-name="standard">
      <style:graphic-properties draw:stroke="solid" svg:stroke-width="0.019cm" svg:stroke-color="#000000" draw:marker-start="" draw:marker-start-width="0.33cm" draw:marker-start-center="false" draw:marker-end="" draw:marker-end-width="0.33cm" draw:marker-end-center="false" draw:fill="solid" draw:fill-color="#ad649a" draw:opacity="50%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draw:shadow-opacity="50%"/>
    </style:style>
    <style:style style:name="gr13" style:family="graphic" style:parent-style-name="standard">
      <style:graphic-properties draw:stroke="solid" svg:stroke-width="0.019cm" svg:stroke-color="#000000" draw:marker-start="" draw:marker-start-width="0.33cm" draw:marker-start-center="false" draw:marker-end="" draw:marker-end-width="0.33cm" draw:marker-end-center="false" draw:fill="none" draw:fill-color="#6fb544" draw:opacity="50%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draw:shadow-opacity="50%"/>
    </style:style>
    <style:style style:name="gr14" style:family="graphic" style:parent-style-name="standard">
      <style:graphic-properties draw:stroke="solid" svg:stroke-width="0.019cm" svg:stroke-color="#000000" draw:marker-start="" draw:marker-start-width="0.33cm" draw:marker-start-center="false" draw:marker-end="" draw:marker-end-width="0.33cm" draw:marker-end-center="false" draw:fill="solid" draw:fill-color="#b5e087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15" style:family="graphic" style:parent-style-name="standard">
      <style:graphic-properties draw:stroke="solid" svg:stroke-width="0.019cm" svg:stroke-color="#000000" draw:marker-start="" draw:marker-start-width="0.33cm" draw:marker-start-center="false" draw:marker-end="" draw:marker-end-width="0.33cm" draw:marker-end-center="false" draw:fill="solid" draw:fill-color="#7dced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16" style:family="graphic" style:parent-style-name="standard">
      <style:graphic-properties draw:stroke="solid" draw:stroke-dash="Dashed_20__28_var_29__20_6922" svg:stroke-width="0.019cm" svg:stroke-color="#0098cc" draw:marker-start="" draw:marker-start-width="0.229cm" draw:marker-start-center="false" draw:marker-end="Arrow_20_concav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auto-grow-width="true" fo:min-height="0.38cm" fo:min-width="0.271cm" fo:padding-top="0cm" fo:padding-bottom="0cm" fo:padding-left="0cm" fo:padding-right="0cm" draw:shadow="hidden" draw:shadow-offset-x="0.3cm" draw:shadow-offset-y="0.3cm" draw:shadow-color="#808080"/>
    </style:style>
    <style:style style:name="gr18" style:family="graphic" style:parent-style-name="standard">
      <style:graphic-properties draw:stroke="none" svg:stroke-width="0.019cm" svg:stroke-color="#75ab24" draw:marker-start="" draw:marker-start-width="0.33cm" draw:marker-start-center="false" draw:marker-end="" draw:marker-end-width="0.33cm" draw:marker-end-center="false" draw:fill="none" draw:fill-color="#ffffff" fo:min-height="0.847cm" fo:padding-top="0cm" fo:padding-bottom="0cm" fo:padding-left="0cm" fo:padding-right="0cm" draw:shadow="hidden" draw:shadow-offset-x="0.3cm" draw:shadow-offset-y="0.3cm" draw:shadow-color="#808080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color="#ad649a" style:text-outline="false" style:text-line-through-style="none" style:text-line-through-type="none" style:font-name="Bitstream Vera Sans" fo:font-size="8pt" fo:font-style="normal" fo:text-shadow="none" style:text-underline-style="none" fo:font-weight="normal" style:letter-kerning="true" style:font-name-asian="Arial Unicode MS1" style:font-size-asian="8pt" style:font-style-asian="normal" style:font-weight-asian="normal" style:font-name-complex="Tahoma1" style:font-size-complex="8pt" style:font-style-complex="normal" style:font-weight-complex="normal" style:text-emphasize="none" style:font-relief="none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color="#6fb544" style:text-outline="false" style:text-line-through-style="none" style:text-line-through-type="none" style:font-name="Bitstream Vera Sans" fo:font-size="8pt" fo:font-style="normal" fo:text-shadow="none" style:text-underline-style="none" fo:font-weight="normal" style:letter-kerning="true" style:font-name-asian="Arial Unicode MS1" style:font-size-asian="8pt" style:font-style-asian="normal" style:font-weight-asian="normal" style:font-name-complex="Tahoma1" style:font-size-complex="8pt" style:font-style-complex="normal" style:font-weight-complex="normal" style:text-emphasize="none" style:font-relief="none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color="#0098cc" style:text-outline="false" style:text-line-through-style="none" style:text-line-through-type="none" style:font-name="Bitstream Vera Sans" fo:font-size="8pt" fo:font-style="normal" fo:text-shadow="none" style:text-underline-style="none" fo:font-weight="normal" style:letter-kerning="true" style:font-name-asian="Arial Unicode MS1" style:font-size-asian="8pt" style:font-style-asian="normal" style:font-weight-asian="normal" style:font-name-complex="Tahoma1" style:font-size-complex="8pt" style:font-style-complex="normal" style:font-weight-complex="normal" style:text-emphasize="none" style:font-relief="none"/>
    </style:style>
    <style:style style:name="P5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fo:color="#000000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6" style:family="paragraph">
      <loext:graphic-properties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fo:color="#000000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7" style:family="paragraph">
      <loext:graphic-properties draw:fill="solid" draw:fill-color="#fcebf2"/>
      <style:paragraph-properties fo:margin-left="0cm" fo:margin-right="0cm" fo:margin-top="0cm" fo:margin-bottom="0cm" fo:line-height="100%" fo:text-align="center" fo:text-indent="0cm"/>
      <style:text-properties fo:color="#000000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8" style:family="paragraph">
      <loext:graphic-properties draw:fill="none" draw:fill-color="#00b8ff"/>
      <style:paragraph-properties fo:margin-left="0cm" fo:margin-right="0cm" fo:margin-top="0cm" fo:margin-bottom="0cm" fo:line-height="100%" fo:text-align="center" fo:text-indent="0cm"/>
      <style:text-properties fo:color="#000000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9" style:family="paragraph">
      <loext:graphic-properties draw:fill="solid" draw:fill-color="#ad649a" draw:opacity="50%"/>
      <style:paragraph-properties fo:margin-left="0cm" fo:margin-right="0cm" fo:margin-top="0cm" fo:margin-bottom="0cm" fo:line-height="100%" fo:text-align="center" fo:text-indent="0cm"/>
      <style:text-properties fo:color="#000000" style:text-outline="false" style:text-line-through-style="none" style:text-line-through-type="none" style:font-name="Bitstream Vera Sans" fo:font-size="9pt" fo:font-style="normal" fo:text-shadow="none" style:text-underline-style="none" fo:font-weight="bold" style:letter-kerning="true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10" style:family="paragraph">
      <loext:graphic-properties draw:fill="none" draw:fill-color="#6fb544" draw:opacity="50%"/>
      <style:paragraph-properties fo:margin-left="0cm" fo:margin-right="0cm" fo:margin-top="0cm" fo:margin-bottom="0cm" fo:line-height="100%" fo:text-align="center" fo:text-indent="0cm"/>
      <style:text-properties fo:color="#000000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11" style:family="paragraph">
      <loext:graphic-properties draw:fill="solid" draw:fill-color="#b5e087"/>
      <style:paragraph-properties fo:margin-left="0cm" fo:margin-right="0cm" fo:margin-top="0cm" fo:margin-bottom="0cm" fo:line-height="100%" fo:text-align="center" fo:text-indent="0cm"/>
      <style:text-properties fo:color="#000000" style:text-outline="false" style:text-line-through-style="none" style:text-line-through-type="none" style:font-name="Bitstream Vera Sans" fo:font-size="9pt" fo:font-style="normal" fo:text-shadow="none" style:text-underline-style="none" fo:font-weight="bold" style:letter-kerning="true" style:font-name-asian="Arial Unicode MS1" style:font-size-asian="24pt" style:font-style-asian="normal" style:font-weight-asian="bold" style:font-name-complex="Tahoma1" style:font-size-complex="24pt" style:font-style-complex="normal" style:font-weight-complex="bold" style:text-emphasize="none" style:font-relief="none"/>
    </style:style>
    <style:style style:name="P12" style:family="paragraph">
      <loext:graphic-properties draw:fill="solid" draw:fill-color="#7dcedf"/>
      <style:paragraph-properties fo:margin-left="0cm" fo:margin-right="0cm" fo:margin-top="0cm" fo:margin-bottom="0cm" fo:line-height="100%" fo:text-align="center" fo:text-indent="0cm"/>
      <style:text-properties fo:color="#000000" style:text-outline="false" style:text-line-through-style="none" style:text-line-through-type="none" style:font-name="Bitstream Vera Sans" fo:font-size="9pt" fo:font-style="normal" fo:text-shadow="none" style:text-underline-style="none" fo:font-weight="bold" style:letter-kerning="true" style:font-name-asian="Arial Unicode MS1" style:font-size-asian="24pt" style:font-style-asian="normal" style:font-weight-asian="bold" style:font-name-complex="Tahoma1" style:font-size-complex="24pt" style:font-style-complex="normal" style:font-weight-complex="bold" style:text-emphasize="none" style:font-relief="none"/>
    </style:style>
    <style:style style:name="P13" style:family="paragraph">
      <loext:graphic-properties draw:fill="none" draw:fill-color="#00b8ff"/>
      <style:paragraph-properties fo:margin-left="0cm" fo:margin-right="0cm" fo:margin-top="0cm" fo:margin-bottom="0cm" fo:line-height="100%" fo:text-align="center" fo:text-indent="0cm"/>
      <style:text-properties fo:color="#ff0000" style:text-outline="false" style:text-line-through-style="none" style:text-line-through-type="none" style:font-name="Bitstream Vera Sans" fo:font-size="9pt" fo:font-style="normal" fo:text-shadow="none" style:text-underline-style="none" fo:font-weight="bold" style:letter-kerning="true" style:font-name-asian="Arial Unicode MS1" style:font-size-asian="24pt" style:font-style-asian="normal" style:font-weight-asian="bold" style:font-name-complex="Tahoma1" style:font-size-complex="24pt" style:font-style-complex="normal" style:font-weight-complex="bold" style:text-emphasize="none" style:font-relief="none"/>
    </style:style>
    <style:style style:name="P14" style:family="paragraph">
      <style:paragraph-properties fo:margin-left="0cm" fo:margin-right="0cm" fo:margin-top="0.101cm" fo:margin-bottom="0cm" fo:line-height="100%" fo:text-align="justify" fo:text-indent="0cm" style:text-autospace="none"/>
    </style:style>
    <style:style style:name="P15" style:family="paragraph">
      <loext:graphic-properties draw:fill="none" draw:fill-color="#ffffff"/>
      <style:paragraph-properties fo:margin-left="0cm" fo:margin-right="0cm" fo:margin-top="0.101cm" fo:margin-bottom="0cm" fo:line-height="100%" fo:text-align="justify" fo:text-indent="0cm" style:text-autospace="none"/>
      <style:text-properties fo:color="#ff0000" style:text-outline="false" style:text-line-through-style="none" style:text-line-through-type="none" style:font-name="Arial" fo:font-size="18pt" fo:font-style="normal" fo:text-shadow="none" style:text-underline-style="none" fo:font-weight="bold" style:letter-kerning="true" style:font-name-asian="MS Gothic" style:font-size-asian="18pt" style:font-style-asian="normal" style:font-weight-asian="bold" style:font-name-complex="Tahoma" style:font-size-complex="18pt" style:font-style-complex="normal" style:font-weight-complex="bold" style:text-emphasize="none" style:font-relief="none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color="#ff0000" style:text-outline="false" style:text-line-through-style="none" style:text-line-through-type="none" style:font-name="Bitstream Vera Sans" fo:font-size="8pt" fo:font-style="normal" fo:text-shadow="none" style:text-underline-style="none" fo:font-weight="normal" style:letter-kerning="true" style:font-name-asian="Arial Unicode MS1" style:font-size-asian="8pt" style:font-style-asian="normal" style:font-weight-asian="normal" style:font-name-complex="Tahoma1" style:font-size-complex="8pt" style:font-style-complex="normal" style:font-weight-complex="normal" style:text-emphasize="none" style:font-relief="none"/>
    </style:style>
    <style:style style:name="T1" style:family="text">
      <style:text-properties fo:color="#ad649a" style:text-outline="false" style:text-line-through-style="none" style:text-line-through-type="none" style:font-name="Bitstream Vera Sans" fo:font-size="8pt" fo:font-style="normal" fo:text-shadow="none" style:text-underline-style="none" fo:font-weight="normal" style:letter-kerning="true" style:font-name-asian="Arial Unicode MS1" style:font-size-asian="8pt" style:font-style-asian="normal" style:font-weight-asian="normal" style:font-name-complex="Tahoma1" style:font-size-complex="8pt" style:font-style-complex="normal" style:font-weight-complex="normal" style:text-emphasize="none" style:font-relief="none"/>
    </style:style>
    <style:style style:name="T2" style:family="text">
      <style:text-properties fo:color="#6fb544" style:text-outline="false" style:text-line-through-style="none" style:text-line-through-type="none" style:font-name="Bitstream Vera Sans" fo:font-size="8pt" fo:font-style="normal" fo:text-shadow="none" style:text-underline-style="none" fo:font-weight="normal" style:letter-kerning="true" style:font-name-asian="Arial Unicode MS1" style:font-size-asian="8pt" style:font-style-asian="normal" style:font-weight-asian="normal" style:font-name-complex="Tahoma1" style:font-size-complex="8pt" style:font-style-complex="normal" style:font-weight-complex="normal" style:text-emphasize="none" style:font-relief="none"/>
    </style:style>
    <style:style style:name="T3" style:family="text">
      <style:text-properties fo:color="#0098cc" style:text-outline="false" style:text-line-through-style="none" style:text-line-through-type="none" style:font-name="Bitstream Vera Sans" fo:font-size="8pt" fo:font-style="normal" fo:text-shadow="none" style:text-underline-style="none" fo:font-weight="normal" style:letter-kerning="true" style:font-name-asian="Arial Unicode MS1" style:font-size-asian="8pt" style:font-style-asian="normal" style:font-weight-asian="normal" style:font-name-complex="Tahoma1" style:font-size-complex="8pt" style:font-style-complex="normal" style:font-weight-complex="normal" style:text-emphasize="none" style:font-relief="none"/>
    </style:style>
    <style:style style:name="T4" style:family="text">
      <style:text-properties fo:color="#000000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5" style:family="text">
      <style:text-properties fo:color="#000000" style:text-outline="false" style:text-line-through-style="none" style:text-line-through-type="none" style:font-name="Bitstream Vera Sans" fo:font-size="9pt" fo:font-style="normal" fo:text-shadow="none" style:text-underline-style="none" fo:font-weight="bold" style:letter-kerning="true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6" style:family="text">
      <style:text-properties fo:color="#000000" style:text-outline="false" style:text-line-through-style="none" style:text-line-through-type="none" style:font-name="Bitstream Vera Sans" fo:font-size="9pt" fo:font-style="normal" fo:text-shadow="none" style:text-underline-style="none" fo:font-weight="bold" style:letter-kerning="true" style:font-name-asian="Arial Unicode MS1" style:font-size-asian="24pt" style:font-style-asian="normal" style:font-weight-asian="bold" style:font-name-complex="Tahoma1" style:font-size-complex="24pt" style:font-style-complex="normal" style:font-weight-complex="bold" style:text-emphasize="none" style:font-relief="none"/>
    </style:style>
    <style:style style:name="T7" style:family="text">
      <style:text-properties fo:color="#ff0000" style:text-outline="false" style:text-line-through-style="none" style:text-line-through-type="none" style:font-name="Bitstream Vera Sans" fo:font-size="9pt" fo:font-style="normal" fo:text-shadow="none" style:text-underline-style="none" fo:font-weight="bold" style:letter-kerning="true" style:font-name-asian="Arial Unicode MS1" style:font-size-asian="24pt" style:font-style-asian="normal" style:font-weight-asian="bold" style:font-name-complex="Tahoma1" style:font-size-complex="24pt" style:font-style-complex="normal" style:font-weight-complex="bold" style:text-emphasize="none" style:font-relief="none"/>
    </style:style>
    <style:style style:name="T8" style:family="text">
      <style:text-properties fo:color="#ff0000" style:text-outline="false" style:text-line-through-style="none" style:text-line-through-type="none" style:font-name="Bitstream Vera Sans" fo:font-size="9pt" fo:language="en" fo:country="US" fo:font-style="normal" fo:text-shadow="none" style:text-underline-style="none" fo:font-weight="bold" style:letter-kerning="true" style:font-name-asian="MS Gothic" style:font-size-asian="18pt" style:language-asian="en" style:country-asian="US" style:font-style-asian="normal" style:font-weight-asian="bold" style:font-name-complex="Bitstream Vera Sans" style:font-size-complex="9pt" style:font-style-complex="normal" style:font-weight-complex="bold" style:text-emphasize="none" style:font-relief="none"/>
    </style:style>
    <style:style style:name="T9" style:family="text">
      <style:text-properties fo:color="#ff0000" style:text-outline="false" style:text-line-through-style="none" style:text-line-through-type="none" style:font-name="Bitstream Vera Sans" fo:font-size="9pt" fo:language="en" fo:country="US" fo:font-style="italic" fo:text-shadow="none" style:text-underline-style="none" fo:font-weight="bold" style:letter-kerning="true" style:font-name-asian="MS Gothic" style:font-size-asian="18pt" style:language-asian="en" style:country-asian="US" style:font-style-asian="normal" style:font-weight-asian="bold" style:font-name-complex="Bitstream Vera Sans" style:font-size-complex="9pt" style:font-style-complex="italic" style:font-weight-complex="bold" style:text-emphasize="none" style:font-relief="none"/>
    </style:style>
    <style:style style:name="T10" style:family="text">
      <style:text-properties fo:color="#ff0000" style:text-outline="false" style:text-line-through-style="none" style:text-line-through-type="none" style:font-name="Bitstream Vera Sans" fo:font-size="8pt" fo:font-style="normal" fo:text-shadow="none" style:text-underline-style="none" fo:font-weight="normal" style:letter-kerning="true" style:font-name-asian="Arial Unicode MS1" style:font-size-asian="8pt" style:font-style-asian="normal" style:font-weight-asian="normal" style:font-name-complex="Tahoma1" style:font-size-complex="8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2" draw:layer="layout" svg:width="2.454cm" svg:height="0.772cm" svg:x="8.956cm" svg:y="16.182cm">
            <draw:text-box>
              <text:p text:style-name="P1"><text:span text:style-name="T1">... donc le prix est doublé.</text:span></text:p>
            </draw:text-box>
          </draw:frame>
          <draw:frame draw:style-name="gr2" draw:text-style-name="P2" draw:layer="layout" svg:width="2.301cm" svg:height="0.775cm" svg:x="9.111cm" svg:y="13.11cm">
            <draw:text-box>
              <text:p text:style-name="P1"><text:span text:style-name="T1">La masse est doublée...</text:span></text:p>
            </draw:text-box>
          </draw:frame>
          <draw:frame draw:style-name="gr3" draw:text-style-name="P3" draw:layer="layout" svg:width="2.112cm" svg:height="1.119cm" svg:x="11.531cm" svg:y="16.241cm">
            <draw:text-box>
              <text:p text:style-name="P1"><text:span text:style-name="T2">... donc le</text:span><text:span text:style-name="T2"><text:line-break/></text:span><text:span text:style-name="T2">prix est</text:span><text:span text:style-name="T2"><text:line-break/></text:span><text:span text:style-name="T2">divisé par 4.</text:span></text:p>
            </draw:text-box>
          </draw:frame>
          <draw:frame draw:style-name="gr4" draw:text-style-name="P4" draw:layer="layout" svg:width="2.017cm" svg:height="1.008cm" svg:x="13.911cm" svg:y="16.198cm">
            <draw:text-box>
              <text:p text:style-name="P1"><text:span text:style-name="T3">Le prix est multiplié</text:span><text:span text:style-name="T3"><text:line-break/></text:span><text:span text:style-name="T3">par 10...</text:span></text:p>
            </draw:text-box>
          </draw:frame>
          <draw:ellipse draw:style-name="gr5" draw:text-style-name="P5" draw:layer="layout" svg:width="1.608cm" svg:height="0.842cm" svg:x="9.49cm" svg:y="13.948cm" draw:kind="arc" draw:start-angle="359.31" draw:end-angle="180.68">
            <text:p/>
          </draw:ellipse>
          <draw:ellipse draw:style-name="gr6" draw:text-style-name="P5" draw:layer="layout" svg:width="1.609cm" svg:height="0.842cm" svg:x="11.609cm" svg:y="13.932cm" draw:kind="arc" draw:start-angle="359.31" draw:end-angle="180.68">
            <text:p/>
          </draw:ellipse>
          <draw:frame draw:style-name="gr4" draw:text-style-name="P4" draw:layer="layout" svg:width="2.788cm" svg:height="1.008cm" svg:x="13.561cm" svg:y="12.88cm">
            <draw:text-box>
              <text:p text:style-name="P1"><text:span text:style-name="T3">... donc la masse est multipliée par 10.</text:span></text:p>
            </draw:text-box>
          </draw:frame>
          <draw:ellipse draw:style-name="gr7" draw:text-style-name="P5" draw:layer="layout" svg:width="1.609cm" svg:height="0.842cm" draw:transform="rotate (-3.14159265358979) translate (13.189cm 16.061cm)" draw:kind="arc" draw:start-angle="359.29" draw:end-angle="180.71">
            <text:p/>
          </draw:ellipse>
          <draw:ellipse draw:style-name="gr8" draw:text-style-name="P5" draw:layer="layout" svg:width="1.609cm" svg:height="0.842cm" draw:transform="rotate (-3.14159265358979) translate (11.074cm 16.096cm)" draw:kind="arc" draw:start-angle="359.29" draw:end-angle="180.71">
            <text:p/>
          </draw:ellipse>
          <draw:frame draw:style-name="gr4" draw:text-style-name="P3" draw:layer="layout" svg:width="2.019cm" svg:height="1.008cm" svg:x="11.536cm" svg:y="12.822cm">
            <draw:text-box>
              <text:p text:style-name="P1"><text:span text:style-name="T2">La masse</text:span><text:span text:style-name="T2"><text:line-break/></text:span><text:span text:style-name="T2">est divisée par 4...</text:span></text:p>
            </draw:text-box>
          </draw:frame>
          <draw:ellipse draw:style-name="gr9" draw:text-style-name="P6" draw:layer="layout" svg:width="3.276cm" svg:height="0.653cm" draw:transform="rotate (-3.14159265358979) translate (14.921cm 16.01cm)" draw:kind="arc" draw:start-angle="359.37" draw:end-angle="173.96">
            <text:p/>
          </draw:ellipse>
          <draw:rect draw:style-name="gr10" draw:text-style-name="P7" draw:layer="layout" svg:width="4.5cm" svg:height="0.5cm" svg:x="3.957cm" svg:y="14.487cm">
            <text:p text:style-name="P1"><text:span text:style-name="T4">Masse des pommes (en kg)</text:span></text:p>
          </draw:rect>
          <draw:rect draw:style-name="gr10" draw:text-style-name="P7" draw:layer="layout" svg:width="4.5cm" svg:height="0.502cm" svg:x="3.957cm" svg:y="14.992cm">
            <text:p text:style-name="P1"><text:span text:style-name="T4">Prix (en CHF)</text:span></text:p>
          </draw:rect>
          <draw:rect draw:style-name="gr11" draw:text-style-name="P8" draw:layer="layout" svg:width="1.833cm" svg:height="0.5cm" svg:x="8.457cm" svg:y="14.487cm">
            <text:p text:style-name="P1"><text:span text:style-name="T4">16</text:span></text:p>
          </draw:rect>
          <draw:rect draw:style-name="gr12" draw:text-style-name="P9" draw:layer="layout" svg:width="1.833cm" svg:height="0.502cm" svg:x="8.457cm" svg:y="14.992cm">
            <text:p text:style-name="P1"><text:span text:style-name="T5">15,60</text:span></text:p>
          </draw:rect>
          <draw:rect draw:style-name="gr11" draw:text-style-name="P8" draw:layer="layout" svg:width="1.832cm" svg:height="0.5cm" svg:x="10.286cm" svg:y="14.487cm">
            <text:p text:style-name="P1"><text:span text:style-name="T4">8</text:span></text:p>
          </draw:rect>
          <draw:rect draw:style-name="gr11" draw:text-style-name="P8" draw:layer="layout" svg:width="1.832cm" svg:height="0.502cm" svg:x="10.286cm" svg:y="14.992cm">
            <text:p text:style-name="P1"><text:span text:style-name="T4">7,80</text:span></text:p>
          </draw:rect>
          <draw:rect draw:style-name="gr13" draw:text-style-name="P10" draw:layer="layout" svg:width="1.832cm" svg:height="0.5cm" svg:x="12.113cm" svg:y="14.487cm">
            <text:p text:style-name="P1"><text:span text:style-name="T4">2</text:span></text:p>
          </draw:rect>
          <draw:rect draw:style-name="gr14" draw:text-style-name="P11" draw:layer="layout" svg:width="1.832cm" svg:height="0.502cm" svg:x="12.113cm" svg:y="14.992cm">
            <text:p text:style-name="P1"><text:span text:style-name="T6">1,95</text:span></text:p>
          </draw:rect>
          <draw:rect draw:style-name="gr15" draw:text-style-name="P12" draw:layer="layout" svg:width="1.83cm" svg:height="0.5cm" svg:x="13.942cm" svg:y="14.487cm">
            <text:p text:style-name="P1"><text:span text:style-name="T6">80</text:span></text:p>
          </draw:rect>
          <draw:rect draw:style-name="gr11" draw:text-style-name="P8" draw:layer="layout" svg:width="1.83cm" svg:height="0.502cm" svg:x="13.942cm" svg:y="14.992cm">
            <text:p text:style-name="P1"><text:span text:style-name="T4">78</text:span></text:p>
          </draw:rect>
          <draw:rect draw:style-name="gr11" draw:text-style-name="P8" draw:layer="layout" svg:width="1.833cm" svg:height="0.5cm" svg:x="15.772cm" svg:y="14.487cm">
            <text:p text:style-name="P1"><text:span text:style-name="T4">24</text:span></text:p>
          </draw:rect>
          <draw:rect draw:style-name="gr11" draw:text-style-name="P13" draw:layer="layout" svg:width="1.833cm" svg:height="0.502cm" svg:x="15.772cm" svg:y="14.992cm">
            <text:p text:style-name="P1"><text:span text:style-name="T7">23,40</text:span></text:p>
          </draw:rect>
          <draw:ellipse draw:style-name="gr16" draw:text-style-name="P6" draw:layer="layout" svg:width="3.278cm" svg:height="0.653cm" svg:x="11.648cm" svg:y="13.981cm" draw:kind="arc" draw:start-angle="6" draw:end-angle="180.59">
            <text:p/>
          </draw:ellipse>
          <draw:frame draw:style-name="gr17" draw:text-style-name="P15" draw:layer="layout" svg:width="0.271cm" svg:height="0.38cm" svg:x="10.362cm" svg:y="14.553cm">
            <draw:text-box>
              <text:p text:style-name="P14"><text:span text:style-name="T8">+</text:span></text:p>
            </draw:text-box>
          </draw:frame>
          <draw:frame draw:style-name="gr17" draw:text-style-name="P15" draw:layer="layout" svg:width="0.271cm" svg:height="0.38cm" svg:x="10.362cm" svg:y="15.054cm">
            <draw:text-box>
              <text:p text:style-name="P14"><text:span text:style-name="T8">+</text:span></text:p>
            </draw:text-box>
          </draw:frame>
          <draw:frame draw:style-name="gr17" draw:text-style-name="P15" draw:layer="layout" svg:width="0.271cm" svg:height="0.38cm" svg:x="15.863cm" svg:y="14.553cm">
            <draw:text-box>
              <text:p text:style-name="P14"><text:span text:style-name="T9">=</text:span></text:p>
            </draw:text-box>
          </draw:frame>
          <draw:frame draw:style-name="gr17" draw:text-style-name="P15" draw:layer="layout" svg:width="0.271cm" svg:height="0.38cm" svg:x="15.865cm" svg:y="15.054cm">
            <draw:text-box>
              <text:p text:style-name="P14"><text:span text:style-name="T9">=</text:span></text:p>
            </draw:text-box>
          </draw:frame>
          <draw:frame draw:style-name="gr4" draw:text-style-name="P16" draw:layer="layout" svg:width="2.015cm" svg:height="1.008cm" svg:x="15.81cm" svg:y="15.667cm">
            <draw:text-box>
              <text:p text:style-name="P1"><text:span text:style-name="T10">... donc les prix s'ajoutent.</text:span></text:p>
            </draw:text-box>
          </draw:frame>
          <draw:frame draw:style-name="gr18" draw:text-style-name="P16" draw:layer="layout" svg:width="2.02cm" svg:height="0.847cm" svg:x="15.736cm" svg:y="13.623cm">
            <draw:text-box>
              <text:p text:style-name="P1"><text:span text:style-name="T10">Les masses s'ajoutent...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5802" draw:display-name="Dashed (var) 5802" draw:style="rect" draw:dots1="1" draw:dots1-length="0.002cm" draw:dots2="1" draw:dots2-length="0.002cm" draw:distance="0.002cm"/>
    <draw:stroke-dash draw:name="Dashed_20__28_var_29__20_6922" draw:display-name="Dashed (var) 6922" draw:style="rect" draw:dots1="1" draw:dots1-length="0.002cm" draw:dots2="1" draw:dots2-length="0.002cm" draw:distance="0.0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3T14:23:09.797370270</meta:creation-date>
    <dc:date>2018-05-13T14:23:47.339930777</dc:date>
    <meta:editing-duration>PT37S</meta:editing-duration>
    <meta:editing-cycles>1</meta:editing-cycles>
    <meta:document-statistic meta:object-count="31"/>
    <meta:generator>LibreOffice/6.0.0.3$MacOSX_X86_64 LibreOffice_project/64a0f66915f38c6217de274f0aa8e15618924765</meta:generator>
  </office:meta>
</office:document-meta>
</file>